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2900000178E7FD9C9C.png" manifest:media-type="image/png"/>
  <manifest:file-entry manifest:full-path="Pictures/10000201000001F4000000E4604F1AC6.png" manifest:media-type="image/png"/>
  <manifest:file-entry manifest:full-path="Pictures/10000201000001F4000000E41CA8E1A9.png" manifest:media-type="image/png"/>
  <manifest:file-entry manifest:full-path="Pictures/100002010000041B0000022301C6248E.png" manifest:media-type="image/png"/>
  <manifest:file-entry manifest:full-path="Pictures/100002010000032000000460C61C7E7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 Pゴシック1" svg:font-family="'IPA Pゴシック'" style:font-pitch="variable"/>
    <style:font-face style:name="Migu 1C1" svg:font-family="'Migu 1C'" style:font-pitch="variable"/>
    <style:font-face style:name="Migu 1C3" svg:font-family="'Migu 1C'" style:font-adornments="Heavy" style:font-pitch="variable"/>
    <style:font-face style:name="Migu 1C2" svg:font-family="'Migu 1C'" style:font-adornments="細字" style:font-pitch="variable"/>
    <style:font-face style:name="Migu 1C" svg:font-family="'Migu 1C'" style:font-adornments="黒" style:font-pitch="variable"/>
    <style:font-face style:name="Nimbus Sans L1" svg:font-family="'Nimbus Sans L'" style:font-pitch="variable"/>
    <style:font-face style:name="Ricty1" svg:font-family="Ricty" style:font-pitch="variable"/>
    <style:font-face style:name="Ricty2" svg:font-family="Ricty" style:font-adornments="Heavy" style:font-pitch="variable"/>
    <style:font-face style:name="Ricty" svg:font-family="Ricty" style:font-adornments="黒"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style:font-face style:name="TakaoPGothic" svg:font-family="TakaoPGothic"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Light1" svg:font-family="'源ノ角ゴシック Light'" style:font-family-generic="system" style:font-pitch="variable"/>
    <style:font-face style:name="源ノ角ゴシック Light2" svg:font-family="'源ノ角ゴシック Light'" style:font-adornments="細字" style:font-family-generic="system" style:font-pitch="variable"/>
    <style:font-face style:name="源ノ角ゴシック Medium1" svg:font-family="'源ノ角ゴシック Medium'" style:font-family-generic="system" style:font-pitch="variable"/>
    <style:font-face style:name="源ノ角ゴシック Medium2"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77cm"/>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eeeeee" draw:fill="solid" draw:fill-color="#ff99cc" draw:opacity="90%" draw:textarea-horizontal-align="justify" draw:textarea-vertical-align="middle" draw:auto-grow-height="false" fo:min-height="4.206cm" fo:min-width="8.848cm"/>
    </style:style>
    <style:style style:name="gr6" style:family="graphic" style:parent-style-name="標準_5f_1_5f_1">
      <style:graphic-properties svg:stroke-color="#eeeeee" draw:fill="solid" draw:fill-color="#ff99cc" draw:opacity="90%" draw:textarea-horizontal-align="justify" draw:textarea-vertical-align="middle" draw:auto-grow-height="false" fo:min-height="5.402cm" fo:min-width="10.37cm"/>
    </style:style>
    <style:style style:name="gr7" style:family="graphic" style:parent-style-name="standard">
      <style:graphic-properties svg:stroke-width="0.212cm" svg:stroke-color="#ff3333" draw:marker-start-width="0.517cm" draw:marker-end-width="0.517cm" draw:fill="none" draw:textarea-horizontal-align="justify" draw:textarea-vertical-align="middle" draw:auto-grow-height="false" fo:min-height="1.096cm" fo:min-width="2.12cm" fo:padding-top="0.23cm" fo:padding-bottom="0.23cm" fo:padding-left="0.355cm" fo:padding-right="0.355cm"/>
    </style:style>
    <style:style style:name="gr8" style:family="graphic" style:parent-style-name="標準_5f_1">
      <style:graphic-properties svg:stroke-color="#eeeeee" draw:fill="solid" draw:fill-color="#ff99cc" draw:opacity="90%" draw:textarea-horizontal-align="justify" draw:textarea-vertical-align="middle" draw:auto-grow-height="false" fo:min-height="4.206cm" fo:min-width="8.848cm"/>
    </style:style>
    <style:style style:name="pr1" style:family="presentation" style:parent-style-name="alizarin-title">
      <style:graphic-properties fo:min-height="3.506cm"/>
    </style:style>
    <style:style style:name="pr2" style:family="presentation" style:parent-style-name="alizarin-subtitle">
      <style:graphic-properties draw:fill-color="#ffffff" fo:min-height="7.486cm"/>
    </style:style>
    <style:style style:name="pr3" style:family="presentation" style:parent-style-name="alizarin-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1" style:family="paragraph">
      <style:text-properties fo:color="#000000" style:font-name="Ricty1" fo:font-size="44pt" fo:text-shadow="1pt 1pt" style:font-name-asian="Ricty1"/>
    </style:style>
    <style:style style:name="P2" style:family="paragraph">
      <loext:graphic-properties draw:fill-color="#ffffff"/>
      <style:text-properties style:font-name="Migu 1C1" fo:font-size="80pt" style:font-name-asian="Migu 1C1" style:font-size-asian="80pt" style:font-size-complex="80pt"/>
    </style:style>
    <style:style style:name="P3" style:family="paragraph">
      <style:paragraph-properties fo:text-align="start"/>
    </style:style>
    <style:style style:name="P4" style:family="paragraph">
      <loext:graphic-properties draw:fill="none" draw:fill-color="#ffffff"/>
      <style:paragraph-properties fo:text-align="start"/>
      <style:text-properties style:font-name="Migu 1C1" fo:font-size="28pt" style:font-name-asian="Migu 1C1" style:font-size-asian="28pt" style:font-size-complex="28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text-properties fo:color="#000000" fo:text-shadow="1pt 1pt" fo:font-weight="normal" style:font-weight-asian="normal" style:font-weight-complex="normal"/>
    </style:style>
    <style:style style:name="P8" style:family="paragraph">
      <style:text-properties fo:font-weight="bold" style:font-weight-asian="bold" style:font-weight-complex="bold"/>
    </style:style>
    <style:style style:name="P9" style:family="paragraph">
      <loext:graphic-properties draw:fill-color="#ffffff"/>
      <style:text-properties style:font-size-asian="28.1000003814697pt"/>
    </style:style>
    <style:style style:name="P10" style:family="paragraph">
      <style:paragraph-properties fo:text-align="end"/>
      <style:text-properties fo:color="#000000"/>
    </style:style>
    <style:style style:name="P11" style:family="paragraph">
      <style:text-properties fo:color="#000000"/>
    </style:style>
    <style:style style:name="P12" style:family="paragraph">
      <style:paragraph-properties fo:text-align="center"/>
    </style:style>
    <style:style style:name="P13" style:family="paragraph">
      <loext:graphic-properties draw:fill="solid" draw:fill-color="#ff99cc" draw:opacity="90%"/>
      <style:paragraph-properties fo:text-align="center"/>
    </style:style>
    <style:style style:name="P14" style:family="paragraph">
      <style:text-properties fo:color="#000000" fo:text-shadow="1pt 1pt"/>
    </style:style>
    <style:style style:name="P15" style:family="paragraph">
      <style:paragraph-properties fo:text-align="center"/>
      <style:text-properties style:font-size-asian="18pt"/>
    </style:style>
    <style:style style:name="P16" style:family="paragraph">
      <loext:graphic-properties draw:fill="solid" draw:fill-color="#ff99cc" draw:opacity="90%"/>
      <style:paragraph-properties fo:text-align="center"/>
      <style:text-properties style:font-size-asian="18pt"/>
    </style:style>
    <style:style style:name="T1" style:family="text">
      <style:text-properties fo:color="#000000" style:font-name="Migu 1C1" fo:font-size="44pt" fo:text-shadow="1pt 1pt" style:font-name-asian="Migu 1C1"/>
    </style:style>
    <style:style style:name="T2" style:family="text">
      <style:text-properties style:font-name="Migu 1C1" fo:font-size="80pt" style:font-name-asian="Migu 1C1" style:font-size-asian="80pt" style:font-size-complex="80pt"/>
    </style:style>
    <style:style style:name="T3" style:family="text">
      <style:text-properties style:font-name="Migu 1C1" fo:font-size="28pt" style:font-name-asian="Migu 1C1" style:font-size-asian="28pt" style:font-size-complex="28pt"/>
    </style:style>
    <style:style style:name="T4" style:family="text">
      <style:text-properties fo:color="#000000" fo:text-shadow="1pt 1pt" fo:font-weight="normal" style:font-weight-asian="normal" style:font-weight-complex="normal"/>
    </style:style>
    <style:style style:name="T5" style:family="text">
      <style:text-properties fo:font-size="44pt" fo:font-weight="bold" style:font-size-asian="40pt" style:font-weight-asian="bold" style:font-size-complex="54pt" style:font-weight-complex="bold"/>
    </style:style>
    <style:style style:name="T6" style:family="text">
      <style:text-properties fo:color="#3333ff" fo:font-size="44pt" fo:font-weight="bold" style:font-size-asian="40pt" style:font-weight-asian="bold" style:font-size-complex="54pt" style:font-weight-complex="bold"/>
    </style:style>
    <style:style style:name="T7" style:family="text">
      <style:text-properties fo:color="#000000" fo:font-size="48pt" style:font-size-asian="44pt" style:font-size-complex="66pt"/>
    </style:style>
    <style:style style:name="T8" style:family="text">
      <style:text-properties fo:font-size="60pt" style:font-size-asian="60pt" style:font-size-complex="60pt"/>
    </style:style>
    <style:style style:name="T9" style:family="text">
      <style:text-properties fo:color="#000000" fo:font-size="66pt" style:font-size-asian="60pt" style:font-size-complex="88pt"/>
    </style:style>
    <style:style style:name="T10" style:family="text">
      <style:text-properties fo:color="#000000" fo:text-shadow="1pt 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alizarin"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テーマ：「かわいい」</text:span><text:span text:style-name="T1">AI</text:span></text:p>
          </draw:text-box>
        </draw:frame>
        <draw:frame presentation:style-name="pr2" draw:text-style-name="P2" draw:layer="layout" svg:width="25.199cm" svg:height="7.486cm" svg:x="1.4cm" svg:y="4.914cm" presentation:class="subtitle" presentation:user-transformed="true">
          <draw:text-box>
            <text:p><text:span text:style-name="T2">かわいいは作れる</text:span></text:p>
          </draw:text-box>
        </draw:frame>
        <draw:frame draw:style-name="gr1" draw:text-style-name="P4" draw:layer="layout" svg:width="24.6cm" svg:height="3.227cm" svg:x="1.8cm" svg:y="14.2cm">
          <draw:text-box>
            <text:p text:style-name="P3"><text:span text:style-name="T3">チーム</text:span><text:span text:style-name="T3">A</text:span></text:p>
            <text:p text:style-name="P3"><text:span text:style-name="T3">メンバー：あいや、ぐんし</text:span></text:p>
          </draw:text-box>
        </draw:frame>
        <draw:frame draw:style-name="gr2" draw:text-style-name="P5" draw:layer="layout" svg:width="9.747cm" svg:height="13.464cm" svg:x="17.401cm" svg:y="7.4cm">
          <draw:image xlink:href="Pictures/100002010000032000000460C61C7E76.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presentation:style-name="pr4" draw:text-style-name="P7" draw:layer="layout" svg:width="26cm" svg:height="2.5cm" svg:x="1cm" svg:y="1cm" presentation:class="title">
          <draw:text-box>
            <text:p text:style-name="P7"><text:span text:style-name="T4">今回の課題</text:span></text:p>
          </draw:text-box>
        </draw:frame>
        <draw:frame presentation:style-name="pr5" draw:text-style-name="P8" draw:layer="layout" svg:width="25.5cm" svg:height="13cm" svg:x="1cm" svg:y="5.5cm" presentation:class="outline">
          <draw:text-box>
            <text:list text:style-name="L3">
              <text:list-item>
                <text:list>
                  <text:list-header>
                    <text:p><text:span text:style-name="T5">・ 「かわいい</text:span><text:span text:style-name="T5">AI</text:span><text:span text:style-name="T5">」をテーマに</text:span></text:p>
                  </text:list-header>
                  <text:list-item>
                    <text:p><text:span text:style-name="T5">　アプリケーションを作る</text:span></text:p>
                  </text:list-item>
                  <text:list-item>
                    <text:p><text:span text:style-name="T5"/></text:p>
                  </text:list-item>
                  <text:list-item>
                    <text:p><text:span text:style-name="T5">・ それ以外自由</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4" draw:text-style-name="P7" draw:layer="layout" svg:width="26cm" svg:height="2.5cm" svg:x="1cm" svg:y="1cm" presentation:class="title">
          <draw:text-box>
            <text:p text:style-name="P7"><text:span text:style-name="T4">登場人物</text:span></text:p>
          </draw:text-box>
        </draw:frame>
        <draw:frame presentation:style-name="pr5" draw:text-style-name="P8" draw:layer="layout" svg:width="25.5cm" svg:height="13cm" svg:x="1cm" svg:y="5.5cm" presentation:class="outline">
          <draw:text-box>
            <text:list text:style-name="L3">
              <text:list-item>
                <text:p><text:span text:style-name="T5">あいや</text:span></text:p>
              </text:list-item>
              <text:list-item>
                <text:p><text:span text:style-name="T5">(*~-~)</text:span></text:p>
              </text:list-item>
              <text:list-item>
                <text:p><text:span text:style-name="T5"/></text:p>
              </text:list-item>
              <text:list-item>
                <text:p><text:span text:style-name="T5">ぐんし</text:span></text:p>
              </text:list-item>
              <text:list-item>
                <text:p><text:span text:style-name="T5">(*o-o)</text:span></text:p>
              </text:list-item>
            </text:list>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8" draw:layer="layout" svg:width="25.5cm" svg:height="13cm" svg:x="1cm" svg:y="5.5cm" presentation:class="outline">
          <draw:text-box>
            <text:list text:style-name="L3">
              <text:list-item>
                <text:p><text:span text:style-name="T5">(*o-o) &lt; Ruby</text:span><text:span text:style-name="T5">でかわいいを作ろう</text:span></text:p>
              </text:list-item>
              <text:list-item>
                <text:p><text:span text:style-name="T5">(*~-~) &lt; </text:span><text:span text:style-name="T5">わかる</text:span></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8" draw:layer="layout" svg:width="25.5cm" svg:height="13cm" svg:x="1cm" svg:y="5.5cm" presentation:class="outline">
          <draw:text-box>
            <text:list text:style-name="L3">
              <text:list-item>
                <text:p><text:span text:style-name="T5">(*o-o) &lt; GUI</text:span><text:span text:style-name="T5">で楽しそうなの作ろう</text:span></text:p>
              </text:list-item>
              <text:list-item>
                <text:p><text:span text:style-name="T5">(*~-~) &lt; </text:span><text:span text:style-name="T5">わかる</text:span></text:p>
              </text:list-item>
            </text:list>
          </draw:text-box>
        </draw:frame>
        <presentation:notes draw:style-name="dp2">
          <draw:page-thumbnail draw:style-name="gr3"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8" draw:layer="layout" svg:width="25.5cm" svg:height="13cm" svg:x="1cm" svg:y="5.5cm" presentation:class="outline">
          <draw:text-box>
            <text:list text:style-name="L3">
              <text:list-item>
                <text:p><text:span text:style-name="T5">(*o-o) &lt; qtbindings</text:span><text:span text:style-name="T5">という</text:span></text:p>
              </text:list-item>
              <text:list-item>
                <text:p><text:span text:style-name="T5"><text:s text:c="14"/></text:span><text:span text:style-name="T5">ライブラリがあった、よさそう</text:span></text:p>
              </text:list-item>
              <text:list-item>
                <text:p><text:span text:style-name="T5">(*~-~) &lt; </text:span><text:span text:style-name="T5">わかる</text:span></text:p>
              </text:list-item>
            </text:list>
          </draw:text-box>
        </draw:frame>
        <presentation:notes draw:style-name="dp2">
          <draw:page-thumbnail draw:style-name="gr3"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8" draw:layer="layout" svg:width="25.5cm" svg:height="13cm" svg:x="1cm" svg:y="5.5cm" presentation:class="outline">
          <draw:text-box>
            <text:list text:style-name="L3">
              <text:list-item>
                <text:p><text:span text:style-name="T5">(*o-o) &lt; qtbindings</text:span><text:span text:style-name="T5">、</text:span></text:p>
              </text:list-item>
              <text:list-item>
                <text:p><text:span text:style-name="T5"><text:s text:c="14"/></text:span><text:span text:style-name="T5">公式ドキュメントも</text:span></text:p>
              </text:list-item>
              <text:list-item>
                <text:p><text:span text:style-name="T5"><text:s text:c="14"/></text:span><text:span text:style-name="T5">非公式ドキュメントも</text:span></text:p>
              </text:list-item>
              <text:list-item>
                <text:p><text:span text:style-name="T5"><text:s text:c="14"/></text:span><text:span text:style-name="T6">ない</text:span><text:span text:style-name="T5">んだけど…。</text:span></text:p>
              </text:list-item>
              <text:list-item>
                <text:p><text:span text:style-name="T5">(*~-~) &lt; </text:span><text:span text:style-name="T5">わか</text:span><text:span text:style-name="T5">r…</text:span><text:span text:style-name="T5">えっ？</text:span></text:p>
              </text:list-item>
            </text:list>
          </draw:text-box>
        </draw:frame>
        <presentation:notes draw:style-name="dp2">
          <draw:page-thumbnail draw:style-name="gr3"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presentation:style-name="pr4" draw:text-style-name="P11" draw:layer="layout" svg:width="14.4cm" svg:height="2.5cm" svg:x="7.2cm" svg:y="9cm" presentation:class="title" presentation:user-transformed="true">
          <draw:text-box>
            <text:p text:style-name="P10"><text:span text:style-name="T7">できた </text:span><text:span text:style-name="T7">( </text:span><text:span text:style-name="T7">できた </text:span><text:span text:style-name="T7">)</text:span></text:p>
          </draw:text-box>
        </draw:frame>
        <draw:frame presentation:style-name="pr4" draw:text-style-name="P7" draw:layer="layout" svg:width="26cm" svg:height="2.5cm" svg:x="1cm" svg:y="1cm" presentation:class="title" presentation:user-transformed="true">
          <draw:text-box>
            <text:p text:style-name="P7"><text:span text:style-name="T4">そして…</text:span></text:p>
          </draw:text-box>
        </draw:frame>
        <presentation:notes draw:style-name="dp2">
          <draw:page-thumbnail draw:style-name="gr3"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office:forms form:automatic-focus="false" form:apply-design-mode="false"/>
        <draw:frame presentation:style-name="pr4" draw:layer="layout" svg:width="26cm" svg:height="2.5cm" svg:x="1cm" svg:y="1cm" presentation:class="title" presentation:placeholder="true">
          <draw:text-box/>
        </draw:frame>
        <draw:frame draw:style-name="gr4" draw:text-style-name="P12" draw:layer="layout" svg:width="19.299cm" svg:height="8.8cm" svg:x="5.2cm" svg:y="6.4cm" presentation:class="graphic" presentation:user-transformed="true">
          <draw:image xlink:href="Pictures/10000201000001F4000000E41CA8E1A9.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presentation:style-name="pr4" draw:layer="layout" svg:width="26cm" svg:height="2.5cm" svg:x="1cm" svg:y="1cm" presentation:class="title" presentation:placeholder="true">
          <draw:text-box/>
        </draw:frame>
        <draw:frame draw:style-name="gr4" draw:text-style-name="P12" draw:layer="layout" svg:width="22.368cm" svg:height="10.2cm" svg:x="3.432cm" svg:y="5.4cm" presentation:class="graphic" presentation:user-transformed="true">
          <draw:image xlink:href="Pictures/10000201000001F4000000E4604F1AC6.png" xlink:type="simple" xlink:show="embed" xlink:actuate="onLoad">
            <text:p/>
          </draw:image>
        </draw:frame>
        <draw:custom-shape draw:style-name="gr5" draw:text-style-name="P13" draw:layer="layout" svg:width="17.2cm" svg:height="8.2cm" svg:x="6cm" svg:y="11cm">
          <text:p text:style-name="P12"><text:span text:style-name="T8">できた</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3"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presentation:style-name="pr4" draw:text-style-name="P11" draw:layer="layout" svg:width="15cm" svg:height="2.5cm" svg:x="12.5cm" svg:y="10.1cm" presentation:class="title" presentation:user-transformed="true">
          <draw:text-box>
            <text:p text:style-name="P11"><text:span text:style-name="T9">ここでデモ！</text:span></text:p>
          </draw:text-box>
        </draw:frame>
        <draw:frame draw:style-name="gr4" draw:text-style-name="P12" draw:layer="layout" svg:width="9.6cm" svg:height="4.996cm" svg:x="2.2cm" svg:y="8.818cm" presentation:class="graphic" presentation:user-transformed="true">
          <draw:image xlink:href="Pictures/100002010000041B0000022301C6248E.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office:forms form:automatic-focus="false" form:apply-design-mode="false"/>
        <draw:frame presentation:style-name="pr4" draw:text-style-name="P14" draw:layer="layout" svg:width="26cm" svg:height="2.5cm" svg:x="1cm" svg:y="1cm" presentation:class="title" presentation:placeholder="true" presentation:user-transformed="true">
          <draw:text-box/>
        </draw:frame>
        <draw:frame draw:style-name="gr4" draw:text-style-name="P12" draw:layer="layout" svg:width="39.094cm" svg:height="13.8cm" svg:x="2.2cm" svg:y="1.2cm">
          <draw:image xlink:href="Pictures/100000000000042900000178E7FD9C9C.png" xlink:type="simple" xlink:show="embed" xlink:actuate="onLoad">
            <text:p/>
          </draw:image>
        </draw:frame>
        <draw:custom-shape draw:style-name="gr6" draw:text-style-name="P16" draw:layer="layout" svg:width="20cm" svg:height="10.4cm" svg:x="7.8cm" svg:y="8.2cm">
          <text:p text:style-name="P15"><text:span text:style-name="T8">ドキュメント</text:span><text:span text:style-name="T8">(</text:span><text:span text:style-name="T8">？</text:span><text:span text:style-name="T8">)</text:span></text:p>
          <text:p text:style-name="P15"><text:span text:style-name="T8">あった</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 draw:text-style-name="P5" draw:layer="layout" svg:width="4cm" svg:height="2.2cm" svg:x="3.6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4.848cm" svg:height="11.136cm" svg:x="3.075cm" svg:y="2.257cm" draw:page-number="12" presentation:class="page"/>
          <draw:frame presentation:style-name="pr6" draw:text-style-name="P9"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office:forms form:automatic-focus="false" form:apply-design-mode="false"/>
        <draw:frame presentation:style-name="pr4" draw:text-style-name="P14" draw:layer="layout" svg:width="26cm" svg:height="2.5cm" svg:x="1cm" svg:y="1cm" presentation:class="title">
          <draw:text-box>
            <text:p text:style-name="P14"><text:span text:style-name="T10">終わり</text:span></text:p>
          </draw:text-box>
        </draw:frame>
        <draw:frame draw:style-name="gr4" draw:text-style-name="P12" draw:layer="layout" svg:width="22.368cm" svg:height="10.2cm" svg:x="3.432cm" svg:y="5.4cm" presentation:class="graphic" presentation:user-transformed="true">
          <draw:image xlink:href="Pictures/10000201000001F4000000E4604F1AC6.png" xlink:type="simple" xlink:show="embed" xlink:actuate="onLoad">
            <text:p/>
          </draw:image>
        </draw:frame>
        <draw:custom-shape draw:style-name="gr8" draw:text-style-name="P16" draw:layer="layout" svg:width="17.2cm" svg:height="8.2cm" svg:x="6cm" svg:y="11cm">
          <text:p text:style-name="P15"><text:span text:style-name="T8">作れた</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3" draw:layer="layout" svg:width="14.848cm" svg:height="11.136cm" svg:x="3.075cm" svg:y="2.257cm" draw:page-number="13"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PA Pゴシック1" svg:font-family="'IPA Pゴシック'" style:font-pitch="variable"/>
    <style:font-face style:name="Migu 1C1" svg:font-family="'Migu 1C'" style:font-pitch="variable"/>
    <style:font-face style:name="Migu 1C3" svg:font-family="'Migu 1C'" style:font-adornments="Heavy" style:font-pitch="variable"/>
    <style:font-face style:name="Migu 1C2" svg:font-family="'Migu 1C'" style:font-adornments="細字" style:font-pitch="variable"/>
    <style:font-face style:name="Migu 1C" svg:font-family="'Migu 1C'" style:font-adornments="黒" style:font-pitch="variable"/>
    <style:font-face style:name="Nimbus Sans L1" svg:font-family="'Nimbus Sans L'" style:font-pitch="variable"/>
    <style:font-face style:name="Ricty1" svg:font-family="Ricty" style:font-pitch="variable"/>
    <style:font-face style:name="Ricty2" svg:font-family="Ricty" style:font-adornments="Heavy" style:font-pitch="variable"/>
    <style:font-face style:name="Ricty" svg:font-family="Ricty" style:font-adornments="黒"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style:font-face style:name="TakaoPGothic" svg:font-family="TakaoPGothic"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Light1" svg:font-family="'源ノ角ゴシック Light'" style:font-family-generic="system" style:font-pitch="variable"/>
    <style:font-face style:name="源ノ角ゴシック Light2" svg:font-family="'源ノ角ゴシック Light'" style:font-adornments="細字" style:font-family-generic="system" style:font-pitch="variable"/>
    <style:font-face style:name="源ノ角ゴシック Medium1" svg:font-family="'源ノ角ゴシック Medium'" style:font-family-generic="system" style:font-pitch="variable"/>
    <style:font-face style:name="源ノ角ゴシック Medium2"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IPA P明朝" style:font-size-asian="24pt" style:language-asian="ja" style:country-asian="JP" style:font-name-complex="IPA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IPAゴシック" style:font-family-complex="IPA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IPAゴシック" style:font-family-complex="IPA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_5f_1_5f_1" style:display-name="標準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_5f_1" style:display-name="標準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IPAゴシック" style:font-family-complex="IPA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0pt" style:font-style-asian="normal" style:font-weight-asian="normal" style:font-name-complex="IPAゴシック" style:font-family-complex="IPA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IPAゴシック"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IPAゴシック"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44pt" style:font-style-asian="normal" style:font-weight-asian="normal" style:font-name-complex="IPAゴシック" style:font-family-complex="IPAゴシック"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番号&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2T12:29:46.852524298</meta:creation-date>
    <dc:date>2015-12-12T14:29:49.922162121</dc:date>
    <meta:editing-duration>PT44M2S</meta:editing-duration>
    <meta:editing-cycles>10</meta:editing-cycles>
    <meta:generator>LibreOffice/4.4.6.3$Linux_X86_64 LibreOffice_project/40m0$Build-3</meta:generator>
    <dc:creator>aiya000</dc:creator>
    <meta:document-statistic meta:object-count="94"/>
  </office:meta>
</office:document-meta>
</file>